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2c2c" officeooo:paragraph-rsid="000a2c2c"/>
    </style:style>
    <style:style style:name="P2" style:family="paragraph" style:parent-style-name="Standard">
      <style:paragraph-properties fo:text-align="center" style:justify-single-word="false"/>
      <style:text-properties officeooo:rsid="000a2c2c" officeooo:paragraph-rsid="000a2c2c"/>
    </style:style>
    <style:style style:name="P3" style:family="paragraph" style:parent-style-name="Standard">
      <style:text-properties officeooo:rsid="000a2c2c" officeooo:paragraph-rsid="000a2c2c"/>
    </style:style>
    <style:style style:name="T1" style:family="text">
      <style:text-properties officeooo:rsid="000c8d0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LFRED HITCHCOCK À FRANCOIS TRUFFAUT </text:p>
      <text:p text:style-name="P1"><text:tab/><text:tab/><text:tab/><text:tab/><text:tab/><text:tab/><text:tab/>(traduction de la lettre du 20 octobre 1976)</text:p>
      <text:p text:style-name="P1"/>
      <text:p text:style-name="P1">Cher François, </text:p>
      <text:p text:style-name="P1"/>
      <text:p text:style-name="P1"/>
      <text:p text:style-name="P1"><text:tab/>Merci beaucoup pour votre lettre manuscrite.</text:p>
      <text:p text:style-name="P1"><text:tab/>Vous m’y parlez de votre prochain film. Ce que j’aimerais savoir, c’est comment vous trouvez les sujets de vos films ! Pour le moment, c’est en vain que j’essaie d’en trouver un.</text:p>
      <text:p text:style-name="P1"><text:tab/>Vous êtes maintenant, comme vous vous en rendez compte, un homme libre de faire tout ce qu’il veut. Quant à moi, je ne peux pas faire ce qu’on attend de moi, c’est-à-dire un thriller ou une histoire à suspense, et cela me donne du mal.</text:p>
      <text:p text:style-name="P1">Il y a tant d’histoires qui paraissent ne traiter ue de néo-nazis, de Palestiniens en lutte avec des Israéliens, etc.</text:p>
      <text:p text:style-name="P1">Et, comme vous le voyez, aucun de ces sujets ne présente de conflit qui possède une dimension humaine.</text:p>
      <text:p text:style-name="P1">Comment peut-on avoir un Arabe de comédie ! Cela n’existe pas, pas plus qu’un Israélite amusant. Je prends ces deux exemples, car on me les a mis sur mon bureau pour que je les étudie.</text:p>
      <text:p text:style-name="P1">Je me dis parfois que la meilleure oeuvre comique ou dramatique pourrait se jouer ici, dans mon bureau avec Peggy, Sue et Alpha. Le seul inconvénient, c’est qu’il faudrait en tuer une, ce que je regretterais profondément.</text:p>
      <text:p text:style-name="P1"><text:tab/>En tout cas, François, bonne chance pour votre prochain film. </text:p>
      <text:p text:style-name="P1"><text:tab/>Je vous prie de croire en mon meilleur souvenir.</text:p>
      <text:p text:style-name="P1"><text:tab/><text:tab/><text:tab/><text:tab/><text:tab/><text:tab/><text:tab/><text:tab/><text:tab/>Bien affectueusement, </text:p>
      <text:p text:style-name="P1"><text:tab/><text:tab/><text:tab/><text:tab/><text:tab/><text:tab/><text:tab/><text:tab/><text:tab/><text:tab/><text:tab/><text:tab/>H<text:span text:style-name="T1">i</text:span>tc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09:29:34.365132457</meta:creation-date>
    <dc:date>2025-11-16T09:06:48.543940203</dc:date>
    <meta:editing-duration>PT1H25M19S</meta:editing-duration>
    <meta:editing-cycles>4</meta:editing-cycles>
    <meta:generator>LibreOffice/24.2.7.2$Linux_X86_64 LibreOffice_project/420$Build-2</meta:generator>
    <meta:document-statistic meta:table-count="0" meta:image-count="0" meta:object-count="0" meta:page-count="1" meta:paragraph-count="14" meta:word-count="230" meta:character-count="1347" meta:non-whitespace-character-count="1094"/>
  </office:meta>
</office:document-meta>
</file>